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style:text-line-through-style="soli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modern-crypto-rules"/>Modern Crypto Rules<text:bookmark-end text:name="modern-crypto-rules"/></text:h>
      <text:p text:style-name="First_20_paragraph">This page documents the rules for my Matrix room, <text:span text:style-name="Source_Text">#moderncrypto:gnuradio.org</text:span>.</text:p>
      <text:p text:style-name="Text_20_body">Modern Crypto is part of the PSA community. See <text:a xlink:type="simple" xlink:href="https://anonymousplanet-ng.org/chatrooms-rules.html" office:name=""><text:span text:style-name="Definition">https://anonymousplanet-ng.org/chatrooms-rules.html</text:span></text:a></text:p>
      <text:p text:style-name="Horizontal_20_Line"/>
      <text:h text:style-name="Heading_20_3" text:outline-level="3"><text:bookmark-start text:name="rules"/>Rules:<text:bookmark-end text:name="rules"/></text:h>
      <text:list text:style-name="L1">
        <text:list-item>
          <text:p text:style-name="P1">Keep it <text:span text:style-name="T1">legal</text:span> ethical</text:p>
          <text:list text:style-name="L2">
            <text:list-item>
              <text:p text:style-name="P2">Ethics take precedent over laws. For example, laws that ban encryption deserve to be broken.</text:p>
            </text:list-item>
          </text:list>
        </text:list-item>
        <text:list-item>
          <text:p text:style-name="P1">English only</text:p>
        </text:list-item>
        <text:list-item>
          <text:p text:style-name="P1">Be respectful to each other</text:p>
        </text:list-item>
        <text:list-item>
          <text:p text:style-name="P1">Avoid FUD and/or disinformation</text:p>
        </text:list-item>
        <text:list-item>
          <text:p text:style-name="P1">Avoid gatekeeping</text:p>
        </text:list-item>
        <text:list-item>
          <text:p text:style-name="P1">No hate speech</text:p>
          <text:list text:style-name="L3">
            <text:list-item>
              <text:p text:style-name="P3">This includes racism, sexism, homophobia, transphobia, and other anti-LGBTQ+ behavior</text:p>
            </text:list-item>
            <text:list-item>
              <text:p text:style-name="P3">Hate speech will result in an insta-ban. <text:span text:style-name="T2">No exceptions.</text:span></text:p>
            </text:list-item>
          </text:list>
        </text:list-item>
        <text:list-item>
          <text:p text:style-name="P1">No spam</text:p>
        </text:list-item>
        <text:list-item>
          <text:p text:style-name="P1">No trolling</text:p>
        </text:list-item>
        <text:list-item>
          <text:p text:style-name="P1">No doxxing</text:p>
        </text:list-item>
        <text:list-item>
          <text:p text:style-name="P1">No soliciting donations</text:p>
        </text:list-item>
        <text:list-item>
          <text:p text:style-name="P1">No NSFW content (no Porn, no Gore, no Hentai…)</text:p>
        </text:list-item>
        <text:list-item>
          <text:p text:style-name="P1">No pedophilia</text:p>
        </text:list-item>
        <text:list-item>
          <text:p text:style-name="P1">Avoid drifting too much off-topic or move to an off-topic room like #bnonymity</text:p>
        </text:list-item>
        <text:list-item>
          <text:p text:style-name="P1"><text:span text:style-name="T2">We are not lawyers. Behavior not covered by these rules may be handled at the discretion of any acting moderator(s).</text:span></text:p>
          <text:list text:style-name="L4">
            <text:list-item>
              <text:p text:style-name="P4"><text:span text:style-name="T2">We enforce the spirit of the rules, not the letter.</text:span></text:p>
            </text:list-item>
            <text:list-item>
              <text:p text:style-name="P4"><text:span text:style-name="T2">Citing technicalities or imprecisions in the definitions of rules won’t save you.</text:span></text:p>
            </text:list-item>
          </text:list>
        </text:list-item>
      </text:list>
      <text:p text:style-name="First_20_paragraph"><text:span text:style-name="T3">Violations of these rules may result in a PSA-wide ban.</text:span></text:p>
      <text:p text:style-name="Horizontal_20_Line"/>
      <text:p text:style-name="First_20_paragraph">Join the PSA community: <text:span text:style-name="Source_Text">#p-s-a:matrix.org</text:span> or <text:span text:style-name="Source_Text">#privacy-security-anonymity:matrix.org</text:span></text:p>
      <text:p text:style-name="Text_20_body">If you want to invite people to Modern Crypto on Discord : https://discord.gg/PTgXQ8ffmw</text:p>
      <text:p text:style-name="Text_20_body">If you want to invite people to PSA on Discord : https://discord.gg/V8dmd9y7m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6T08:00:14Z</meta:creation-date>
    <dc:date>2022-06-26T08:00:14Z</dc:date>
  </office:meta>
</office:document-meta>
</file>